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6.5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30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8"><text:s text:c="4"/></text:span><text:span text:style-name="T29">char</text:span><text:span text:style-name="T28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O que acontece se gravar como um subtipo e ler como outro?</text:p>
              </text:list-item>
              <text:list-item>
                <text:p xml:id="id44" text:id="id44">C possui tipagem fraca</text:p>
                <text:list>
                  <text:list-item>
                    <text:p xml:id="id45" text:id="id45">Mesmo problema do tamanho de um vetor!</text:p>
                  </text:list-item>
                </text:list>
              </text:list-item>
              <text:list-item>
                <text:p xml:id="id46" text:id="id46"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6" draw:text-style-name="P7" xml:id="id48" draw:id="id48" draw:layer="layout" svg:width="10.427cm" svg:height="6.569cm" svg:x="16.999cm" svg:y="13.737cm">
          <draw:text-box>
            <text:p text:style-name="P6"><text:span text:style-name="T20">struct</text:span><text:span text:style-name="T21"> Identidade {</text:span></text:p>
            <text:p text:style-name="P6"><text:span text:style-name="T21"><text:s text:c="4"/></text:span><text:span text:style-name="T20">int </text:span><text:span text:style-name="T21">sub;</text:span></text:p>
            <text:p text:style-name="P6"><text:span text:style-name="T21"><text:s text:c="4"/></text:span><text:span text:style-name="T20">union </text:span><text:span text:style-name="T21">{</text:span></text:p>
            <text:p text:style-name="P6"><text:span text:style-name="T21"><text:s text:c="8"/></text:span><text:span text:style-name="T20">int </text:span><text:span text:style-name="T21"><text:s/>ifp;</text:span></text:p>
            <text:p text:style-name="P6"><text:span text:style-name="T21"><text:s text:c="8"/></text:span><text:span text:style-name="T20">int</text:span><text:span text:style-name="T21"> <text:s/>cpf;</text:span></text:p>
            <text:p text:style-name="P6"><text:span text:style-name="T28"><text:s text:c="8"/></text:span><text:span text:style-name="T29">char</text:span><text:span text:style-name="T28"> nome</text:span><text:span text:style-name="T21">[255];</text:span></text:p>
            <text:p text:style-name="P6"><text:span text:style-name="T21"><text:s text:c="4"/></text:span><text:span text:style-name="T21">};</text:span></text:p>
            <text:p text:style-name="P6"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Crie uma <text:span text:style-name="T11">union</text:span> qualquer.</text:p>
                <text:list>
                  <text:list-item>
                    <text:p xml:id="id50" text:id="id50">Seja criativo!</text:p>
                  </text:list-item>
                  <text:list-item>
                    <text:p xml:id="id51" text:id="id51">Misture com o exercício 7.2</text:p>
                  </text:list-item>
                </text:list>
              </text:list-item>
              <text:list-item>
                <text:p xml:id="id52" text:id="id52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12.685cm" svg:x="1.4cm" svg:y="3.448cm" presentation:class="title" presentation:user-transformed="true">
          <draw:text-box>
            <text:p><text:span text:style-name="T30">Teste</text:span><text:span text:style-name="T30"><text:line-break/></text:span><text:span text:style-name="T30">Próxima Segunda 26/11</text:span><text:span text:style-name="T30"><text:line-break/></text:span><text:span text:style-name="T30"><text:line-break/></text:span><text:span text:style-name="T30">V</text:span>ale 1.5 na P1<text:line-break/><text:line-break/>Conteúdo deste slide<text:line-break/>(struct e union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3" text:id="id53">Struct, Union, Enum</text:p>
              </text:list-item>
              <text:list-item>
                <text:p xml:id="id54" text:id="id54">Tamanho</text:p>
              </text:list-item>
              <text:list-item>
                <text:p xml:id="id55" text:id="id55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0</meta:editing-cycles>
    <meta:editing-duration>P59DT16H54M35S</meta:editing-duration>
    <meta:initial-creator>chico </meta:initial-creator>
    <dc:date>2018-11-20T10:33:13.317506185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